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8.999cm" svg:x="2.901cm" svg:y="14.40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5.969cm" svg:height="8.977cm" svg:x="2.5cm" svg:y="4.523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asz  stolarczyk</meta:initial-creator>
    <meta:creation-date>2015-11-23T11:11:02.69</meta:creation-date>
    <dc:date>2015-11-23T12:25:38.45</dc:date>
    <dc:creator>tomasz  stolarczyk</dc:creator>
    <meta:editing-duration>PT54M48S</meta:editing-duration>
    <meta:editing-cycles>4</meta:editing-cycles>
    <meta:generator>OpenOffice/4.0.1$Win32 OpenOffice.org_project/401m5$Build-9714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28cm" svg:y="4.188cm" style:legend-expansion="high" chart:style-name="ch2"/>
        <chart:plot-area chart:style-name="ch3" chart:data-source-has-labels="both" svg:x="0.77cm" svg:y="0.855cm" svg:width="11.87cm" svg:height="7.545cm">
          <chartooo:coordinate-region svg:x="1.815cm" svg:y="1.067cm" svg:width="9.686cm" svg:height="6.236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its</text:p>
              </table:table-cell>
            </table:table-row>
          </table:table-header-rows>
          <table:table-rows>
            <table:table-row>
              <table:table-cell office:value-type="string">
                <text:p>November 9th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November 10th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November 11th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November 12th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November 13th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November 14th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November 15th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November 16th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November 17th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November 18th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November 19th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November 20th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November 21st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November 22n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November 23rd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cm" svg:height="8.978cm" xlink:href="." xlink:type="simple" chart:class="chart:line" chart:style-name="ch1">
        <chart:legend chart:legend-position="end" svg:x="12.695cm" svg:y="4.177cm" style:legend-expansion="high" chart:style-name="ch2"/>
        <chart:plot-area chart:style-name="ch3" chart:data-source-has-labels="both" svg:x="0.296cm" svg:y="0.994cm" svg:width="13.92cm" svg:height="7.951cm">
          <chartooo:coordinate-region svg:x="1.341cm" svg:y="1.206cm" svg:width="11.736cm" svg:height="6.642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Issues</text:p>
              </table:table-cell>
            </table:table-row>
          </table:table-header-rows>
          <table:table-rows>
            <table:table-row>
              <table:table-cell office:value-type="string">
                <text:p>November 9th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November 10th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November 11th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November 12th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November 13th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November 14th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November 15th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November 16th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November 17th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November 18th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November 19th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November 20th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November 21st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November 22nd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November 23rd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